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6.006cm" style:rel-column-width="3405*"/>
    </style:style>
    <style:style style:name="Tabella2.B" style:family="table-column">
      <style:table-column-properties style:column-width="1.552cm" style:rel-column-width="880*"/>
    </style:style>
    <style:style style:name="Tabella2.C" style:family="table-column">
      <style:table-column-properties style:column-width="1.438cm" style:rel-column-width="815*"/>
    </style:style>
    <style:style style:name="Tabella2.E" style:family="table-column">
      <style:table-column-properties style:column-width="4.433cm" style:rel-column-width="2513*"/>
    </style:style>
    <style:style style:name="Tabella2.F" style:family="table-column">
      <style:table-column-properties style:column-width="1.852cm" style:rel-column-width="1050*"/>
    </style:style>
    <style:style style:name="Tabella2.G" style:family="table-column">
      <style:table-column-properties style:column-width="3.004cm" style:rel-column-width="1703*"/>
    </style:style>
    <style:style style:name="Tabella2.H" style:family="table-column">
      <style:table-column-properties style:column-width="3.552cm" style:rel-column-width="2014*"/>
    </style:style>
    <style:style style:name="Tabella2.I" style:family="table-column">
      <style:table-column-properties style:column-width="2.625cm" style:rel-column-width="1488*"/>
    </style:style>
    <style:style style:name="Tabella2.J" style:family="table-column">
      <style:table-column-properties style:column-width="1.406cm" style:rel-column-width="797*"/>
    </style:style>
    <style:style style:name="Tabella2.K" style:family="table-column">
      <style:table-column-properties style:column-width="1.676cm" style:rel-column-width="950*"/>
    </style:style>
    <style:style style:name="Tabella2.L" style:family="table-column">
      <style:table-column-properties style:column-width="2cm" style:rel-column-width="1134*"/>
    </style:style>
    <style:style style:name="Tabella2.N" style:family="table-column">
      <style:table-column-properties style:column-width="3.157cm" style:rel-column-width="1790*"/>
    </style:style>
    <style:style style:name="Tabella2.O" style:family="table-column">
      <style:table-column-properties style:column-width="2.429cm" style:rel-column-width="1377*"/>
    </style:style>
    <style:style style:name="Tabella2.P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P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O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c43ec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  <style:style style:name="T10" style:family="text">
      <style:text-properties fo:color="#ff3300" fo:font-style="normal" style:font-style-asian="normal" style:font-style-complex="normal"/>
    </style:style>
    <style:style style:name="T11" style:family="text">
      <style:text-properties officeooo:rsid="006ac043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 table:number-columns-repeated="2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51">Stato</text:p>
            </table:table-cell>
            <table:table-cell table:style-name="Tabella2.A1" office:value-type="string">
              <text:p text:style-name="P48">H.<text:span text:style-name="T11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49">H. esp.</text:p>
            </table:table-cell>
            <table:table-cell table:style-name="Tabella2.P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6" office:value-type="string">
            <text:p text:style-name="P3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6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39"><text:span text:style-name="T9"><text:placeholder text:placeholder-type="text">&lt;level&gt;</text:placeholder></text:span><text:span text:style-name="T9"> </text:span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3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38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4"><text:placeholder text:placeholder-type="text">&lt;item.user_id.name&gt;</text:placeholder></text:p>
          </table:table-cell>
          <table:table-cell table:style-name="Tabella2.H4" office:value-type="string">
            <text:p text:style-name="P24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28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37"><text:placeholder text:placeholder-type="text">&lt;item.state&gt;</text:placeholder></text:p>
          </table:table-cell>
          <table:table-cell table:style-name="Tabella2.K4" office:value-type="string">
            <text:p text:style-name="P26"><text:placeholder text:placeholder-type="text">&lt;'%7.2f' % item.intervent_duration&gt;</text:placeholder></text:p>
          </table:table-cell>
          <table:table-cell table:style-name="Tabella2.L4" office:value-type="string">
            <text:p text:style-name="P27"><text:placeholder text:placeholder-type="text">&lt;'%7.2f' % item.trip_hour&gt;</text:placeholder></text:p>
          </table:table-cell>
          <table:table-cell table:style-name="Tabella2.M4" office:value-type="string">
            <text:p text:style-name="P27"><text:placeholder text:placeholder-type="text">&lt;'%7.2f' % item.break_hour&gt;</text:placeholder></text:p>
          </table:table-cell>
          <table:table-cell table:style-name="Tabella2.N4" office:value-type="string">
            <text:p text:style-name="P14"><text:placeholder text:placeholder-type="text">&lt;'%7.2f' % item.unit_amount&gt;</text:placeholder></text:p>
          </table:table-cell>
          <table:table-cell table:style-name="Tabella2.O4" office:value-type="string">
            <text:p text:style-name="P35"><text:placeholder text:placeholder-type="text">&lt;('%7.2f  &gt; ' % item.intervent_total) if not item.to_invoice.factor else ''&gt;</text:placeholder></text:p>
          </table:table-cell>
          <table:table-cell table:style-name="Tabella2.P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6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7"><text:span text:style-name="T10"><text:placeholder text:placeholder-type="text">&lt;level&gt;</text:placeholder></text:span><text:span text:style-name="T10"> </text:span><text:span text:style-name="T12"><text:placeholder text:placeholder-type="text">&lt;item[4].intervent_partner_id.name&gt;</text:placeholder></text:span><text:span text:style-name="T12"> </text:span><text:span text:style-name="T10"><text:s/></text:span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4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29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table:number-columns-spanned="2" office:value-type="string">
            <text:p text:style-name="P30"/>
          </table:table-cell>
          <table:covered-table-cell/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G7" office:value-type="string">
            <text:p text:style-name="P30"/>
          </table:table-cell>
          <table:table-cell table:style-name="Tabella2.O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2.A8" table:number-columns-spanned="16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6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3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5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3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5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4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5"><text:placeholder text:placeholder-type="text">&lt;item[4].account_id.name&gt;</text:placeholder></text:p>
          </table:table-cell>
          <table:table-cell table:style-name="Tabella1.B3" office:value-type="string">
            <text:p text:style-name="P29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0:38:30.869128179</dc:date>
    <dc:creator>thebrush </dc:creator>
    <meta:editing-duration>PT4H28M36S</meta:editing-duration>
    <meta:editing-cycles>90</meta:editing-cycles>
    <meta:document-statistic meta:table-count="2" meta:image-count="0" meta:object-count="0" meta:page-count="1" meta:paragraph-count="58" meta:word-count="215" meta:character-count="2028" meta:non-whitespace-character-count="1869"/>
  </office:meta>
</office:document-meta>
</file>